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2.3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1.22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eeeeee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eeeeee"/>
    </style:style>
    <style:style style:name="ce11" style:family="table-cell" style:parent-style-name="Default">
      <style:table-cell-properties fo:border="0.74pt solid #000000" style:vertical-align="middle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6"/>
        <table:table-column table:style-name="co2" table:default-cell-style-name="ce6"/>
        <table:table-column table:style-name="co1" table:default-cell-style-name="ce7"/>
        <table:table-column table:style-name="co1" table:default-cell-style-name="ce9"/>
        <table:table-column table:style-name="co3" table:default-cell-style-name="ce11"/>
        <table:table-column table:style-name="co1" table:number-columns-repeated="2" table:default-cell-style-name="ce11"/>
        <table:table-column table:style-name="co4" table:default-cell-style-name="ce11"/>
        <table:table-column table:style-name="co1" table:number-columns-repeated="2" table:default-cell-style-name="ce11"/>
        <table:table-row table:style-name="ro1">
          <table:table-cell table:style-name="ce5"/>
          <table:table-cell table:style-name="ce5" office:value-type="string" calcext:value-type="string">
            <text:p>% Storage</text:p>
          </table:table-cell>
          <table:table-cell table:style-name="ce5" office:value-type="string" calcext:value-type="string">
            <text:p>% Página</text:p>
          </table:table-cell>
          <table:table-cell/>
          <table:table-cell table:style-name="ce9" table:number-columns-repeated="6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11 nueves</text:p>
          </table:table-cell>
          <table:table-cell table:style-name="ce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Alibaba</text:p>
          </table:table-cell>
          <table:table-cell office:value-type="string" calcext:value-type="string">
            <text:p>12 nueves</text:p>
          </table:table-cell>
          <table:table-cell table:style-name="ce6"/>
          <table:table-cell/>
          <table:table-cell table:style-name="ce10" office:value-type="string" calcext:value-type="string">
            <text:p>Minutos al año</text:p>
          </table:table-cell>
          <table:table-cell table:style-name="ce10" office:value-type="string" calcext:value-type="string">
            <text:p>Disponibilidad anual (%)</text:p>
          </table:table-cell>
          <table:table-cell table:style-name="ce10" office:value-type="string" calcext:value-type="string">
            <text:p>Disponibilidad anual (minutos)</text:p>
          </table:table-cell>
          <table:table-cell table:style-name="ce10" office:value-type="string" calcext:value-type="string">
            <text:p>Indisponibilidad anual (%)</text:p>
          </table:table-cell>
          <table:table-cell table:style-name="ce10" office:value-type="string" calcext:value-type="string">
            <text:p>Horas</text:p>
          </table:table-cell>
          <table:table-cell table:style-name="ce10" office:value-type="string" calcext:value-type="string">
            <text:p>Días</text:p>
          </table:table-cell>
        </table:table-row>
        <table:table-row table:style-name="ro1">
          <table:table-cell office:value-type="string" calcext:value-type="string">
            <text:p>Telmex</text:p>
          </table:table-cell>
          <table:table-cell/>
          <table:table-cell table:style-name="ce6"/>
          <table:table-cell/>
          <table:table-cell table:formula="of:=365*24*60" office:value-type="float" office:value="525600" calcext:value-type="float">
            <text:p>525600</text:p>
          </table:table-cell>
          <table:table-cell office:value-type="float" office:value="99.9999" calcext:value-type="float">
            <text:p>99.9999</text:p>
          </table:table-cell>
          <table:table-cell table:formula="of:=[.E4]*[.F4]/100" office:value-type="float" office:value="525599.4744" calcext:value-type="float">
            <text:p>525599.4744</text:p>
          </table:table-cell>
          <table:table-cell table:formula="of:=[.E4]-[.G4]" office:value-type="float" office:value="0.525600000051782" calcext:value-type="float">
            <text:p>0.525600000051782</text:p>
          </table:table-cell>
          <table:table-cell table:formula="of:=[.H4]/60" office:value-type="float" office:value="0.00876000000086303" calcext:value-type="float">
            <text:p>0.00876000000086303</text:p>
          </table:table-cell>
          <table:table-cell table:formula="of:=[.I4]/24" office:value-type="float" office:value="0.000365000000035959" calcext:value-type="float">
            <text:p>0.000365000000035959</text:p>
          </table:table-cell>
        </table:table-row>
        <table:table-row table:style-name="ro1">
          <table:table-cell table:style-name="ce7" table:number-columns-repeated="2"/>
          <table:table-cell table:number-columns-repeated="2"/>
          <table:table-cell table:formula="of:=365*24*60" office:value-type="float" office:value="525600" calcext:value-type="float">
            <text:p>525600</text:p>
          </table:table-cell>
          <table:table-cell office:value-type="float" office:value="99.999" calcext:value-type="float">
            <text:p>99.999</text:p>
          </table:table-cell>
          <table:table-cell table:formula="of:=[.E5]*[.F5]/100" office:value-type="float" office:value="525594.744" calcext:value-type="float">
            <text:p>525594.744</text:p>
          </table:table-cell>
          <table:table-cell table:formula="of:=[.E5]-[.G5]" office:value-type="float" office:value="5.25600000005215" calcext:value-type="float">
            <text:p>5.25600000005215</text:p>
          </table:table-cell>
          <table:table-cell table:formula="of:=[.H5]/60" office:value-type="float" office:value="0.0876000000008692" calcext:value-type="float">
            <text:p>0.0876000000008692</text:p>
          </table:table-cell>
          <table:table-cell table:formula="of:=[.I5]/24" office:value-type="float" office:value="0.00365000000003622" calcext:value-type="float">
            <text:p>0.00365000000003622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% Disponibilidad</text:p>
          </table:table-cell>
          <table:table-cell table:number-columns-repeated="2"/>
          <table:table-cell table:formula="of:=365*24*60" office:value-type="float" office:value="525600" calcext:value-type="float">
            <text:p>525600</text:p>
          </table:table-cell>
          <table:table-cell office:value-type="float" office:value="99.99" calcext:value-type="float">
            <text:p>99.99</text:p>
          </table:table-cell>
          <table:table-cell table:formula="of:=[.E6]*[.F6]/100" office:value-type="float" office:value="525547.44" calcext:value-type="float">
            <text:p>525547.44</text:p>
          </table:table-cell>
          <table:table-cell table:formula="of:=[.E6]-[.G6]" office:value-type="float" office:value="52.5600000000559" calcext:value-type="float">
            <text:p>52.5600000000559</text:p>
          </table:table-cell>
          <table:table-cell table:formula="of:=[.H6]/60" office:value-type="float" office:value="0.876000000000931" calcext:value-type="float">
            <text:p>0.876000000000931</text:p>
          </table:table-cell>
          <table:table-cell table:formula="of:=[.I6]/24" office:value-type="float" office:value="0.0365000000000388" calcext:value-type="float">
            <text:p>0.0365000000000388</text:p>
          </table:table-cell>
        </table:table-row>
        <table:table-row table:style-name="ro1">
          <table:table-cell office:value-type="string" calcext:value-type="string">
            <text:p>TotalPlay</text:p>
          </table:table-cell>
          <table:table-cell table:style-name="ce8" office:value-type="percentage" office:value="0.997" calcext:value-type="percentage">
            <text:p>99.70%</text:p>
          </table:table-cell>
          <table:table-cell table:number-columns-repeated="2"/>
          <table:table-cell table:formula="of:=365*24*60" office:value-type="float" office:value="525600" calcext:value-type="float">
            <text:p>525600</text:p>
          </table:table-cell>
          <table:table-cell office:value-type="float" office:value="99.9" calcext:value-type="float">
            <text:p>99.9</text:p>
          </table:table-cell>
          <table:table-cell table:formula="of:=[.E7]*[.F7]/100" office:value-type="float" office:value="525074.4" calcext:value-type="float">
            <text:p>525074.4</text:p>
          </table:table-cell>
          <table:table-cell table:formula="of:=[.E7]-[.G7]" office:value-type="float" office:value="525.599999999977" calcext:value-type="float">
            <text:p>525.599999999977</text:p>
          </table:table-cell>
          <table:table-cell table:formula="of:=[.H7]/60" office:value-type="float" office:value="8.75999999999961" calcext:value-type="float">
            <text:p>8.75999999999961</text:p>
          </table:table-cell>
          <table:table-cell table:formula="of:=[.I7]/24" office:value-type="float" office:value="0.364999999999984" calcext:value-type="float">
            <text:p>0.364999999999984</text:p>
          </table:table-cell>
        </table:table-row>
        <table:table-row table:style-name="ro1">
          <table:table-cell office:value-type="string" calcext:value-type="string">
            <text:p>CFE</text:p>
          </table:table-cell>
          <table:table-cell table:formula="of:=100-(10*100/365)" office:value-type="float" office:value="97.2602739726028" calcext:value-type="float">
            <text:p>97.2602739726028</text:p>
          </table:table-cell>
          <table:table-cell table:number-columns-repeated="2"/>
          <table:table-cell table:formula="of:=365*24*60" office:value-type="float" office:value="525600" calcext:value-type="float">
            <text:p>525600</text:p>
          </table:table-cell>
          <table:table-cell office:value-type="float" office:value="99" calcext:value-type="float">
            <text:p>99</text:p>
          </table:table-cell>
          <table:table-cell table:formula="of:=[.E8]*[.F8]/100" office:value-type="float" office:value="520344" calcext:value-type="float">
            <text:p>520344</text:p>
          </table:table-cell>
          <table:table-cell table:formula="of:=[.E8]-[.G8]" office:value-type="float" office:value="5256" calcext:value-type="float">
            <text:p>5256</text:p>
          </table:table-cell>
          <table:table-cell table:formula="of:=[.H8]/60" office:value-type="float" office:value="87.6" calcext:value-type="float">
            <text:p>87.6</text:p>
          </table:table-cell>
          <table:table-cell table:formula="of:=[.I8]/24" office:value-type="float" office:value="3.65" calcext:value-type="float">
            <text:p>3.65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/>
          <table:table-cell table:style-name="ce9"/>
          <table:table-cell/>
          <table:table-cell table:formula="of:=365*24*60" office:value-type="float" office:value="525600" calcext:value-type="float">
            <text:p>525600</text:p>
          </table:table-cell>
          <table:table-cell office:value-type="float" office:value="96" calcext:value-type="float">
            <text:p>96</text:p>
          </table:table-cell>
          <table:table-cell table:formula="of:=[.E9]*[.F9]/100" office:value-type="float" office:value="504576" calcext:value-type="float">
            <text:p>504576</text:p>
          </table:table-cell>
          <table:table-cell table:formula="of:=[.E9]-[.G9]" office:value-type="float" office:value="21024" calcext:value-type="float">
            <text:p>21024</text:p>
          </table:table-cell>
          <table:table-cell table:formula="of:=[.H9]/60" office:value-type="float" office:value="350.4" calcext:value-type="float">
            <text:p>350.4</text:p>
          </table:table-cell>
          <table:table-cell table:formula="of:=[.I9]/24" office:value-type="float" office:value="14.6" calcext:value-type="float">
            <text:p>14.6</text:p>
          </table:table-cell>
        </table:table-row>
      </table:table>
      <table:table table:name="Delitos y sus penas" table:style-name="ta1"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row table:style-name="ro1">
          <table:table-cell table:style-name="ce15" office:value-type="string" calcext:value-type="string">
            <text:p>Delito</text:p>
          </table:table-cell>
          <table:table-cell table:style-name="ce15" office:value-type="string" calcext:value-type="string">
            <text:p>Multa económica</text:p>
          </table:table-cell>
          <table:table-cell table:style-name="ce15" office:value-type="string" calcext:value-type="string">
            <text:p>Prisión</text:p>
          </table:table-cell>
        </table:table-row>
        <table:table-row table:style-name="ro3">
          <table:table-cell office:value-type="string" calcext:value-type="string">
            <text:p>Revelación de secretos con motivo de su cargo o empleo</text:p>
          </table:table-cell>
          <table:table-cell office:value-type="string" calcext:value-type="string">
            <text:p>30 a 200 jornadas</text:p>
          </table:table-cell>
          <table:table-cell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Revelación de secretos de orden industrial</text:p>
          </table:table-cell>
          <table:table-cell office:value-type="string" calcext:value-type="string">
            <text:p>50 a 500 pesos de uno a 5 años</text:p>
          </table:table-cell>
          <table:table-cell office:value-type="string" calcext:value-type="string">
            <text:p>Suspención de profesión</text:p>
          </table:table-cell>
        </table:table-row>
        <table:table-row table:style-name="ro4">
          <table:table-cell office:value-type="string" calcext:value-type="string">
            <text:p>Revelación de imagenes de comunicación privada</text:p>
          </table:table-cell>
          <table:table-cell office:value-type="string" calcext:value-type="string">
            <text:p>300 a 600 días de multa</text:p>
          </table:table-cell>
          <table:table-cell office:value-type="string" calcext:value-type="string">
            <text:p>6 a 10 años</text:p>
          </table:table-cell>
        </table:table-row>
        <table:table-row table:style-name="ro4">
          <table:table-cell office:value-type="string" calcext:value-type="string">
            <text:p>Información protegida por algún mecanismo de seguridad</text:p>
          </table:table-cell>
          <table:table-cell office:value-type="string" calcext:value-type="string">
            <text:p>100 a 300 días</text:p>
          </table:table-cell>
          <table:table-cell office:value-type="string" calcext:value-type="string">
            <text:p>6 meses a 2 años</text:p>
          </table:table-cell>
        </table:table-row>
        <table:table-row table:style-name="ro5">
          <table:table-cell office:value-type="string" calcext:value-type="string">
            <text:p>Revelar información del estado protegida por algún mecanismo de seguridad</text:p>
          </table:table-cell>
          <table:table-cell office:value-type="string" calcext:value-type="string">
            <text:p>200 a 600 días</text:p>
          </table:table-cell>
          <table:table-cell office:value-type="string" calcext:value-type="string">
            <text:p>1 a 4 años</text:p>
          </table:table-cell>
        </table:table-row>
        <table:table-row table:style-name="ro4">
          <table:table-cell office:value-type="string" calcext:value-type="string">
            <text:p>Copiar o conocer sin autorización información del estado</text:p>
          </table:table-cell>
          <table:table-cell office:value-type="string" calcext:value-type="string">
            <text:p>100 a 300 días</text:p>
          </table:table-cell>
          <table:table-cell office:value-type="string" calcext:value-type="string">
            <text:p>6 meses a 2 años</text:p>
          </table:table-cell>
        </table:table-row>
        <table:table-row table:style-name="ro5">
          <table:table-cell office:value-type="string" calcext:value-type="string">
            <text:p>Copiar, concer o utilizar información en sistemas de seguridad pública</text:p>
          </table:table-cell>
          <table:table-cell office:value-type="string" calcext:value-type="string">
            <text:p>500 a 1000 días</text:p>
          </table:table-cell>
          <table:table-cell office:value-type="string" calcext:value-type="string">
            <text:p>4 a 10 años</text:p>
          </table:table-cell>
        </table:table-row>
        <table:table-row table:style-name="ro4">
          <table:table-cell office:value-type="string" calcext:value-type="string">
            <text:p>Revelar información del estado siendo autorizado</text:p>
          </table:table-cell>
          <table:table-cell office:value-type="string" calcext:value-type="string">
            <text:p>300 a 900 días</text:p>
          </table:table-cell>
          <table:table-cell office:value-type="string" calcext:value-type="string">
            <text:p>2 a 8 años</text:p>
          </table:table-cell>
        </table:table-row>
        <table:table-row table:style-name="ro4">
          <table:table-cell office:value-type="string" calcext:value-type="string">
            <text:p>Revelar información de seguridad pública siendo autorizado</text:p>
          </table:table-cell>
          <table:table-cell office:value-type="string" calcext:value-type="string">
            <text:p>500 a 1000 días</text:p>
          </table:table-cell>
          <table:table-cell office:value-type="string" calcext:value-type="string">
            <text:p>4 a 10 años</text:p>
          </table:table-cell>
        </table:table-row>
        <table:table-row table:style-name="ro5">
          <table:table-cell office:value-type="string" calcext:value-type="string">
            <text:p>Modificar o destruir información de instituciones del sistema financiero</text:p>
          </table:table-cell>
          <table:table-cell office:value-type="string" calcext:value-type="string">
            <text:p>100 a 600 días</text:p>
          </table:table-cell>
          <table:table-cell office:value-type="string" calcext:value-type="string">
            <text:p>6 meses a 4 años</text:p>
          </table:table-cell>
        </table:table-row>
        <table:table-row table:style-name="ro6">
          <table:table-cell office:value-type="string" calcext:value-type="string">
            <text:p>Copiar o conocer sin autorización información de instituciones del sistema financiero</text:p>
          </table:table-cell>
          <table:table-cell office:value-type="string" calcext:value-type="string">
            <text:p>50 a 300 días</text:p>
          </table:table-cell>
          <table:table-cell office:value-type="string" calcext:value-type="string">
            <text:p>3 meses a 2 años</text:p>
          </table:table-cell>
        </table:table-row>
        <table:table-row table:style-name="ro6">
          <table:table-cell office:value-type="string" calcext:value-type="string">
            <text:p>Modificar o destruir información de instituciones del sistema financiero, estando autorizado</text:p>
          </table:table-cell>
          <table:table-cell office:value-type="string" calcext:value-type="string">
            <text:p>100 a 600 días</text:p>
          </table:table-cell>
          <table:table-cell office:value-type="string" calcext:value-type="string">
            <text:p>6 meses a 4 años</text:p>
          </table:table-cell>
        </table:table-row>
        <table:table-row table:style-name="ro7">
          <table:table-cell office:value-type="string" calcext:value-type="string">
            <text:p>Copiar o conocer sin autorización información de instituciones del sistema financiero, estando autorizado</text:p>
          </table:table-cell>
          <table:table-cell office:value-type="string" calcext:value-type="string">
            <text:p>50 a 300 días</text:p>
          </table:table-cell>
          <table:table-cell office:value-type="string" calcext:value-type="string">
            <text:p>3 meses a 2 años</text:p>
          </table:table-cell>
        </table:table-row>
        <table:table-row table:style-name="ro1" table:number-rows-repeated="12">
          <table:table-cell table:style-name="ce17" table:number-columns-repeated="3"/>
        </table:table-row>
        <table:table-row table:style-name="ro1">
          <table:table-cell table:style-name="ce18" table:number-columns-repeated="3"/>
        </table:table-row>
        <table:table-row table:style-name="ro1">
          <table:table-cell table:style-name="ce19" table:number-columns-repeated="3"/>
        </table:table-row>
        <table:table-row table:style-name="ro1">
          <table:table-cell table:style-name="ce19" table:number-columns-repeated="3"/>
        </table:table-row>
      </table:table>
      <table:named-expressions/>
      <table:database-ranges>
        <table:database-range table:name="__Anonymous_Sheet_DB__0" table:target-range-address="Hoja1.A1:Hoja1.J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Delitos y sus penas'.A1:'Delitos y sus penas'.C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/00/0000</text:date>, <text:time style:data-style-name="N2" text:time-value="20:27:13.85750103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19:45:39.435948116</meta:creation-date>
    <dc:date>2024-02-22T20:51:40.820301367</dc:date>
    <meta:editing-duration>PT3H7M24S</meta:editing-duration>
    <meta:editing-cycles>7</meta:editing-cycles>
    <meta:generator>LibreOffice/7.5.9.2$Linux_X86_64 LibreOffice_project/50$Build-2</meta:generator>
    <meta:document-statistic meta:table-count="2" meta:cell-count="97" meta:object-count="0"/>
  </office:meta>
</office:document-meta>
</file>